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0000000064000000640C23B33A5F0F03AE4.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Brush Script MT" svg:font-family="'Brush Script M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svg:font-family="'Noto Sans'" style:font-family-generic="swiss"/>
    <style:font-face style:name="PingFang SC" svg:font-family="'PingFang SC'" style:font-family-generic="system" style:font-pitch="variable"/>
    <style:font-face style:name="Tahoma" svg:font-family="Tahoma" style:font-family-generic="system" style:font-pitch="variable"/>
    <style:font-face style:name="inherit" svg:font-family="inherit"/>
  </office:font-face-decls>
  <office:automatic-styles>
    <style:style style:name="Table1" style:family="table">
      <style:table-properties style:width="17.3cm" fo:margin-left="0cm" table:align="left"/>
    </style:style>
    <style:style style:name="Table1.A" style:family="table-column">
      <style:table-column-properties style:column-width="2.833cm"/>
    </style:style>
    <style:style style:name="Table1.D" style:family="table-column">
      <style:table-column-properties style:column-width="2.835cm"/>
    </style:style>
    <style:style style:name="Table1.F" style:family="table-column">
      <style:table-column-properties style:column-width="3.134cm"/>
    </style:style>
    <style:style style:name="Table1.A1" style:family="table-cell">
      <style:table-cell-properties fo:padding="0.097cm" fo:border-left="0.5pt solid #000000" fo:border-right="none" fo:border-top="0.5pt solid #000000" fo:border-bottom="0.5pt solid #000000"/>
    </style:style>
    <style:style style:name="Table1.F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background-color="#dde8cb" fo:padding="0.097cm" fo:border-left="0.5pt solid #000000" fo:border-right="none" fo:border-top="0.5pt solid #000000" fo:border-bottom="0.5pt solid #000000">
        <style:background-image/>
      </style:table-cell-properties>
    </style:style>
    <style:style style:name="Table1.E2" style:family="table-cell">
      <style:table-cell-properties fo:background-color="#dde8cb" fo:padding="0.097cm" fo:border="0.5pt solid #000000">
        <style:background-image/>
      </style:table-cell-properties>
    </style:style>
    <style:style style:name="Table1.F2" style:family="table-cell" style:data-style-name="N0">
      <style:table-cell-properties fo:padding="0.097cm" fo:border-left="0.5pt solid #000000" fo:border-right="0.5pt solid #000000" fo:border-top="none" fo:border-bottom="0.5pt solid #000000"/>
    </style:style>
    <style:style style:name="Table1.B3" style:family="table-cell">
      <style:table-cell-properties fo:background-color="#dde8cb" fo:padding="0.097cm" fo:border-left="0.5pt solid #000000" fo:border-right="none" fo:border-top="none" fo:border-bottom="0.5pt solid #000000">
        <style:background-image/>
      </style:table-cell-properties>
    </style:style>
    <style:style style:name="Table1.E3" style:family="table-cell">
      <style:table-cell-properties fo:background-color="#dde8cb" fo:padding="0.097cm" fo:border-left="0.5pt solid #000000" fo:border-right="0.5pt solid #000000" fo:border-top="none" fo:border-bottom="0.5pt solid #000000">
        <style:background-image/>
      </style:table-cell-properties>
    </style:style>
    <style:style style:name="Table1.F3" style:family="table-cell" style:data-style-name="N0">
      <style:table-cell-properties fo:padding="0.097cm" fo:border-left="0.5pt solid #000000" fo:border-right="0.5pt solid #000000" fo:border-top="none" fo:border-bottom="0.5pt solid #000000"/>
    </style:style>
    <style:style style:name="Table1.F4" style:family="table-cell" style:data-style-name="N0">
      <style:table-cell-properties fo:padding="0.097cm" fo:border-left="0.5pt solid #000000" fo:border-right="0.5pt solid #000000" fo:border-top="none" fo:border-bottom="0.5pt solid #000000"/>
    </style:style>
    <style:style style:name="Table1.F5" style:family="table-cell" style:data-style-name="N0">
      <style:table-cell-properties fo:padding="0.097cm" fo:border-left="0.5pt solid #000000" fo:border-right="0.5pt solid #000000" fo:border-top="none" fo:border-bottom="0.5pt solid #000000"/>
    </style:style>
    <style:style style:name="Table1.F6" style:family="table-cell" style:data-style-name="N0">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Sender">
      <style:text-properties officeooo:paragraph-rsid="0013c228"/>
    </style:style>
    <style:style style:name="P4" style:family="paragraph" style:parent-style-name="Table_20_Contents">
      <style:paragraph-properties fo:text-align="justify" style:justify-single-word="false"/>
    </style:style>
    <style:style style:name="P5" style:family="paragraph" style:parent-style-name="Table_20_Contents">
      <style:paragraph-properties fo:text-align="justify" style:justify-single-word="false"/>
      <style:text-properties officeooo:paragraph-rsid="0013c228"/>
    </style:style>
    <style:style style:name="P6" style:family="paragraph" style:parent-style-name="Table_20_Contents">
      <style:paragraph-properties fo:text-align="justify" style:justify-single-word="false"/>
      <style:text-properties fo:font-weight="bold" style:font-weight-asian="bold" style:font-weight-complex="bold"/>
    </style:style>
    <style:style style:name="P7" style:family="paragraph" style:parent-style-name="Table_20_Contents">
      <style:paragraph-properties fo:text-align="justify" style:justify-single-word="false"/>
      <style:text-properties officeooo:rsid="0013c228"/>
    </style:style>
    <style:style style:name="P8" style:family="paragraph" style:parent-style-name="Table_20_Contents">
      <style:paragraph-properties fo:text-align="justify" style:justify-single-word="false"/>
      <style:text-properties officeooo:rsid="0013c228" officeooo:paragraph-rsid="0013c228"/>
    </style:style>
    <style:style style:name="P9" style:family="paragraph" style:parent-style-name="Text_20_body">
      <style:text-properties officeooo:rsid="0013c228" officeooo:paragraph-rsid="0013c228"/>
    </style:style>
    <style:style style:name="P10" style:family="paragraph" style:parent-style-name="Text_20_body">
      <style:paragraph-properties fo:break-before="page"/>
      <style:text-properties officeooo:rsid="0013c228" officeooo:paragraph-rsid="0013c228"/>
    </style:style>
    <style:style style:name="P11" style:family="paragraph" style:parent-style-name="Table_20_Contents">
      <style:paragraph-properties fo:text-align="justify" style:justify-single-word="false"/>
      <style:text-properties officeooo:rsid="0015121d"/>
    </style:style>
    <style:style style:name="P12" style:family="paragraph" style:parent-style-name="Table_20_Contents">
      <style:paragraph-properties fo:text-align="justify" style:justify-single-word="false"/>
      <style:text-properties officeooo:rsid="0015121d" officeooo:paragraph-rsid="0015121d"/>
    </style:style>
    <style:style style:name="P13" style:family="paragraph" style:parent-style-name="Table_20_Contents">
      <loext:graphic-properties draw:fill="none"/>
      <style:paragraph-properties fo:margin-left="0cm" fo:margin-right="-0.9cm" fo:text-align="justify" style:justify-single-word="false" fo:orphans="0" fo:widows="0" fo:text-indent="0cm" style:auto-text-indent="false" fo:background-color="transparent" text:number-lines="false" text:line-number="0"/>
      <style:text-properties officeooo:rsid="0013c228" officeooo:paragraph-rsid="0013c228" fo:background-color="transparent"/>
    </style:style>
    <style:style style:name="P14" style:family="paragraph" style:parent-style-name="Table_20_Contents">
      <style:paragraph-properties fo:line-height="100%" fo:text-align="justify" style:justify-single-word="false"/>
      <style:text-properties officeooo:paragraph-rsid="0013c228"/>
    </style:style>
    <style:style style:name="P15" style:family="paragraph" style:parent-style-name="Text_20_body">
      <style:paragraph-properties fo:margin-top="0.402cm" fo:margin-bottom="0.402cm" style:contextual-spacing="false" fo:line-height="100%"/>
      <style:text-properties fo:color="#00a933" loext:opacity="100%" fo:font-style="italic" officeooo:rsid="0015121d" officeooo:paragraph-rsid="0015121d" fo:background-color="transparent" style:font-style-asian="italic" style:font-style-complex="italic"/>
    </style:style>
    <style:style style:name="P16" style:family="paragraph" style:parent-style-name="Text_20_body">
      <style:paragraph-properties fo:margin-top="0cm" fo:margin-bottom="0.298cm" style:contextual-spacing="false" fo:line-height="100%"/>
      <style:text-properties fo:color="#00a933" loext:opacity="100%" fo:font-style="italic" officeooo:rsid="0015121d" officeooo:paragraph-rsid="0015121d" fo:background-color="transparent" style:font-style-asian="italic" style:font-style-complex="italic"/>
    </style:style>
    <style:style style:name="P17" style:family="paragraph" style:parent-style-name="Text_20_body">
      <style:paragraph-properties fo:margin-top="0cm" fo:margin-bottom="0.298cm" style:contextual-spacing="false" fo:line-height="100%" fo:break-before="page"/>
      <style:text-properties fo:color="#000000" loext:opacity="100%" fo:font-style="normal" fo:font-weight="normal" officeooo:rsid="0015121d" officeooo:paragraph-rsid="0015121d" fo:background-color="transparent" style:font-style-asian="normal" style:font-weight-asian="normal" style:font-style-complex="normal" style:font-weight-complex="normal"/>
    </style:style>
    <style:style style:name="P18" style:family="paragraph" style:parent-style-name="Text_20_body">
      <style:paragraph-properties fo:margin-top="0cm" fo:margin-bottom="0.298cm" style:contextual-spacing="false" fo:line-height="100%"/>
      <style:text-properties fo:color="#000000" loext:opacity="100%" fo:font-style="normal" fo:font-weight="normal" officeooo:rsid="0015121d" officeooo:paragraph-rsid="0015121d" fo:background-color="transparent" style:font-style-asian="normal" style:font-weight-asian="normal" style:font-style-complex="normal" style:font-weight-complex="normal"/>
    </style:style>
    <style:style style:name="P19" style:family="paragraph" style:parent-style-name="Sender" style:master-page-name="First_20_Page">
      <style:paragraph-properties style:page-number="auto"/>
      <style:text-properties officeooo:paragraph-rsid="0013c228"/>
    </style:style>
    <style:style style:name="P20" style:family="paragraph" style:parent-style-name="Heading_20_1">
      <style:paragraph-properties fo:break-before="page"/>
    </style:style>
    <style:style style:name="P21" style:family="paragraph" style:parent-style-name="Heading_20_1">
      <style:text-properties officeooo:paragraph-rsid="0013c228"/>
    </style:style>
    <style:style style:name="P22" style:family="paragraph" style:parent-style-name="Heading_20_3">
      <style:text-properties officeooo:paragraph-rsid="0013c228"/>
    </style:style>
    <style:style style:name="P23" style:family="paragraph" style:parent-style-name="Text_20_body">
      <style:text-properties officeooo:rsid="0013c228" officeooo:paragraph-rsid="0013c228"/>
    </style:style>
    <style:style style:name="P24" style:family="paragraph" style:parent-style-name="Text_20_body">
      <style:paragraph-properties fo:break-before="page"/>
      <style:text-properties officeooo:rsid="0013c228" officeooo:paragraph-rsid="0013c228"/>
    </style:style>
    <style:style style:name="P25" style:family="paragraph">
      <loext:graphic-properties draw:fill="none" draw:fill-color="#ffffff"/>
      <style:paragraph-properties style:writing-mode="lr-tb"/>
      <style:text-properties fo:font-size="10pt"/>
    </style:style>
    <style:style style:name="P26" style:family="paragraph">
      <style:paragraph-properties fo:text-align="center"/>
    </style:style>
    <style:style style:name="P27" style:family="paragraph">
      <loext:graphic-properties draw:fill-color="#ffffff"/>
      <style:paragraph-properties fo:text-align="center"/>
    </style:style>
    <style:style style:name="P28" style:family="paragraph">
      <loext:graphic-properties draw:fill-color="#ffffff"/>
    </style:style>
    <style:style style:name="P29" style:family="paragraph">
      <loext:graphic-properties draw:fill="none" draw:fill-color="#ffffff"/>
      <style:paragraph-properties style:writing-mode="lr-tb"/>
      <style:text-properties fo:font-size="14pt" style:font-size-asian="14pt" style:font-size-complex="14pt"/>
    </style:style>
    <style:style style:name="P30" style:family="paragraph">
      <loext:graphic-properties draw:fill="bitmap" draw:fill-color="#83caff" draw:fill-image-name="Bitmap_20_1"/>
      <style:paragraph-properties fo:margin-left="0cm" fo:margin-right="0cm" fo:margin-top="0cm" fo:margin-bottom="0cm" fo:line-height="100%" fo:text-align="center" fo:text-indent="0cm" style:writing-mode="lr-tb"/>
    </style:style>
    <style:style style:name="T1" style:family="text">
      <style:text-properties fo:font-size="10pt" fo:font-weight="normal" officeooo:rsid="000e487e"/>
    </style:style>
    <style:style style:name="T2" style:family="text">
      <style:text-properties fo:font-variant="normal" fo:text-transform="none" fo:color="#000000" loext:opacity="100%" style:font-name="inherit" fo:font-size="10pt" fo:letter-spacing="normal" fo:language="en" fo:country="US" fo:font-style="normal" fo:font-weight="normal" officeooo:rsid="0013c228"/>
    </style:style>
    <style:style style:name="T3" style:family="text">
      <style:text-properties officeooo:rsid="0013c228"/>
    </style:style>
    <style:style style:name="T4" style:family="text">
      <style:text-properties fo:font-size="14pt" style:font-size-asian="14pt" style:font-size-complex="14pt"/>
    </style:style>
    <style:style style:name="T5" style:family="text">
      <style:text-properties fo:font-size="10pt"/>
    </style:style>
    <style:style style:name="Sect1" style:family="section">
      <style:section-properties style:editable="false">
        <style:columns fo:column-count="1" fo:column-gap="0cm"/>
      </style:section-properties>
    </style:style>
    <style:style style:name="gr1" style:family="graphic">
      <style:graphic-properties draw:stroke="none" draw:fill="none" draw:fill-color="#ffffff" fo:min-height="0.9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0.94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0.797cm" fo:min-width="0.7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028cm" svg:stroke-color="#000000" draw:marker-start-width="0.395cm" draw:marker-end-width="0.395cm" draw:fill-color="#ffffff" draw:textarea-horizontal-align="justify" draw:textarea-vertical-align="middle" draw:auto-grow-height="false" fo:min-height="1.67cm" fo:min-width="5.13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none" draw:fill-color="#ffffff" fo:min-height="0.8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000000" draw:fill-color="#ffffff" draw:textarea-horizontal-align="justify" draw:textarea-vertical-align="middle" draw:auto-grow-height="false" fo:min-height="0.681cm" fo:min-width="3.4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35cm" svg:stroke-color="#000000" draw:marker-start-width="0.406cm" draw:marker-end-width="0.406cm" draw:fill-color="#ffffff" draw:textarea-horizontal-align="justify" draw:textarea-vertical-align="middle" draw:auto-grow-height="false" fo:min-height="1.104cm" fo:min-width="3.16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35cm" svg:stroke-color="#000000" draw:marker-start-width="0.406cm" draw:marker-end-width="0.406cm" draw:fill-color="#ffffff" draw:textarea-horizontal-align="justify" draw:textarea-vertical-align="middle" draw:auto-grow-height="false" fo:min-height="1.139cm" fo:min-width="2.914cm" fo:padding-top="0.018cm" fo:padding-bottom="0.018cm" fo:padding-left="0.018cm" fo:padding-right="0.0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000000" draw:fill="none" draw:fill-color="#ffffff" fo:min-height="0.75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28cm" svg:stroke-color="#000000" draw:marker-start-width="0.395cm" draw:marker-end-width="0.395cm" draw:fill-color="#ffffff" draw:textarea-horizontal-align="justify" draw:textarea-vertical-align="middle" draw:auto-grow-height="false" fo:min-height="1.699cm" fo:min-width="5.166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1.34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solid" svg:stroke-width="0cm" svg:stroke-color="#000000" draw:marker-start="" draw:marker-start-width="0.199cm" draw:marker-start-center="false" draw:marker-end="" draw:marker-end-width="0.199cm" draw:marker-end-center="false" draw:fill="bitmap" draw:fill-color="#83caff" draw:fill-image-name="Bitmap_20_1" draw:textarea-horizontal-align="center" fo:min-height="3.29cm" fo:padding-top="0.125cm" fo:padding-bottom="0.125cm" fo:padding-left="0.25cm" fo:padding-right="0.25cm" draw:shadow="hidden" draw:shadow-offset-x="0.199cm" draw:shadow-offset-y="0.199cm" draw:shadow-color="#808080"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text:anchor-type="paragraph" draw:z-index="0" draw:name="Shape1" draw:style-name="gr15" draw:text-style-name="P30" svg:width="2.502cm" svg:height="3.541cm" svg:x="14.781cm" svg:y="-0.302cm"><draw:text-box><text:p/></draw:text-box></draw:frame><text:span text:style-name="T3">(</text:span>Задание №<text:span text:style-name="T3">2)</text:span><text:tab/><text:span text:style-name="T3">Viktor Ordyncev</text:span><text:span text:style-name="T1"><text:line-break/></text:span><text:tab/><text:span text:style-name="T3">Volgu</text:span><text:line-break/><text:tab/><text:span text:style-name="T3">Russian F</text:span><text:span text:style-name="T2">ederation</text:span></text:p>
      <text:p text:style-name="P3"><text:line-break/><text:tab/><text:line-break/><text:tab/></text:p>
      <text:p text:style-name="Text_20_body"><text:date style:data-style-name="N41" text:date-value="2022-09-19T23:57:19.721176517" text:fixed="true">19 сентября, 2022</text:date></text:p>
      <text:p text:style-name="Text_20_body">Dear <text:span text:style-name="T3">Ivan Ivanov</text:span>, </text:p>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IST-221">Lorem ipsum dolor sit amet, consectetur adipiscing elit, sed do eiusmod tempor incididunt ut labore et dolore magna aliqua. Ut enim ad minim veniam, quis nostrud exercitation ullamco laboris nisi ut aliquip ex ea commodo consequat. </text:p>
      <text:p text:style-name="Text_20_body">We are looking forward to hearing from you soon.</text:p>
      <text:p text:style-name="Text_20_body">Yours sincerely,</text:p>
      <text:p text:style-name="P9">Viktor Ordyncev.</text:p>
      <text:p text:style-name="P10">(Задание №3)</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1"><text:a xlink:type="simple" xlink:href="#__RefHeading___Toc167_1403911875" text:style-name="Index_20_Link" text:visited-style-name="Index_20_Link">Глава 1. Архейская эра<text:tab/>3</text:a></text:p>
          <text:p text:style-name="P1"><text:a xlink:type="simple" xlink:href="#__RefHeading___Toc169_1403911875" text:style-name="Index_20_Link" text:visited-style-name="Index_20_Link">Глава 2. Протерозойская эра<text:tab/>3</text:a></text:p>
          <text:p text:style-name="P1"><text:a xlink:type="simple" xlink:href="#__RefHeading___Toc171_1403911875" text:style-name="Index_20_Link" text:visited-style-name="Index_20_Link">Глава 3. палеозойская эра<text:tab/>3</text:a></text:p>
          <text:p text:style-name="P2"><text:a xlink:type="simple" xlink:href="#__RefHeading___Toc182_1403911875" text:style-name="Index_20_Link" text:visited-style-name="Index_20_Link">Кембрийский период<text:tab/>3</text:a></text:p>
          <text:p text:style-name="P2"><text:a xlink:type="simple" xlink:href="#__RefHeading___Toc184_1403911875" text:style-name="Index_20_Link" text:visited-style-name="Index_20_Link">Ордовский период<text:tab/>3</text:a></text:p>
          <text:p text:style-name="P2"><text:a xlink:type="simple" xlink:href="#__RefHeading___Toc186_1403911875" text:style-name="Index_20_Link" text:visited-style-name="Index_20_Link">Силурийский период<text:tab/>3</text:a></text:p>
          <text:p text:style-name="P2"><text:a xlink:type="simple" xlink:href="#__RefHeading___Toc188_1403911875" text:style-name="Index_20_Link" text:visited-style-name="Index_20_Link">Древонский период<text:tab/>3</text:a></text:p>
          <text:p text:style-name="P2"><text:a xlink:type="simple" xlink:href="#__RefHeading___Toc190_1403911875" text:style-name="Index_20_Link" text:visited-style-name="Index_20_Link">Каменноугольный период<text:tab/>3</text:a></text:p>
          <text:p text:style-name="P2"><text:a xlink:type="simple" xlink:href="#__RefHeading___Toc192_1403911875" text:style-name="Index_20_Link" text:visited-style-name="Index_20_Link">Пермский период<text:tab/>3</text:a></text:p>
          <text:p text:style-name="P1"><text:a xlink:type="simple" xlink:href="#__RefHeading___Toc171_14039118751" text:style-name="Index_20_Link" text:visited-style-name="Index_20_Link">Глава 4. Мезозойская эра<text:tab/>3</text:a></text:p>
          <text:p text:style-name="P2"><text:a xlink:type="simple" xlink:href="#__RefHeading___Toc194_1403911875" text:style-name="Index_20_Link" text:visited-style-name="Index_20_Link">Триасовый период<text:tab/>3</text:a></text:p>
          <text:p text:style-name="P2"><text:a xlink:type="simple" xlink:href="#__RefHeading___Toc196_1403911875" text:style-name="Index_20_Link" text:visited-style-name="Index_20_Link">Юрский период<text:tab/>3</text:a></text:p>
          <text:p text:style-name="P2"><text:a xlink:type="simple" xlink:href="#__RefHeading___Toc198_1403911875" text:style-name="Index_20_Link" text:visited-style-name="Index_20_Link">Меловой период<text:tab/>3</text:a></text:p>
          <text:p text:style-name="P1"><text:a xlink:type="simple" xlink:href="#__RefHeading___Toc171_140391187511" text:style-name="Index_20_Link" text:visited-style-name="Index_20_Link">Глава 4. Кайнозойская эра<text:tab/>3</text:a></text:p>
          <text:p text:style-name="P2"><text:a xlink:type="simple" xlink:href="#__RefHeading___Toc200_1403911875" text:style-name="Index_20_Link" text:visited-style-name="Index_20_Link">Палеоген<text:tab/>3</text:a></text:p>
          <text:p text:style-name="P2"><text:a xlink:type="simple" xlink:href="#__RefHeading___Toc204_1403911875" text:style-name="Index_20_Link" text:visited-style-name="Index_20_Link">Неоген<text:tab/>3</text:a></text:p>
          <text:p text:style-name="P2"><text:a xlink:type="simple" xlink:href="#__RefHeading___Toc202_1403911875" text:style-name="Index_20_Link" text:visited-style-name="Index_20_Link">Четветичный период<text:tab/>3</text:a></text:p>
        </text:index-body>
      </text:table-of-content>
      <text:p text:style-name="P9"/>
      <text:p text:style-name="P10"/>
      <text:h text:style-name="P20" text:outline-level="1"><text:bookmark-start text:name="__RefHeading___Toc167_1403911875"/>Глава <text:span text:style-name="T3">1. Архейская эра</text:span><text:bookmark-end text:name="__RefHeading___Toc167_1403911875"/></text:h>
      <text:h text:style-name="Heading_20_1" text:outline-level="1"><text:bookmark-start text:name="__RefHeading___Toc169_1403911875"/>Глава <text:span text:style-name="T3">2. Протерозойская эра</text:span><text:bookmark-end text:name="__RefHeading___Toc169_1403911875"/></text:h>
      <text:h text:style-name="Heading_20_1" text:outline-level="1"><text:bookmark-start text:name="__RefHeading___Toc171_1403911875"/>Глава <text:span text:style-name="T3">3. палеозойская эра</text:span><text:bookmark-end text:name="__RefHeading___Toc171_1403911875"/></text:h>
      <text:h text:style-name="Heading_20_3" text:outline-level="3"><text:bookmark-start text:name="__RefHeading___Toc182_1403911875"/>Кембрийский период<text:bookmark-end text:name="__RefHeading___Toc182_1403911875"/></text:h>
      <text:h text:style-name="P22" text:outline-level="3"><text:bookmark-start text:name="__RefHeading___Toc184_1403911875"/>Ордовский период <text:bookmark-end text:name="__RefHeading___Toc184_1403911875"/></text:h>
      <text:h text:style-name="P22" text:outline-level="3"><text:bookmark-start text:name="__RefHeading___Toc186_1403911875"/>Силурийский период <text:bookmark-end text:name="__RefHeading___Toc186_1403911875"/></text:h>
      <text:h text:style-name="P22" text:outline-level="3"><text:bookmark-start text:name="__RefHeading___Toc188_1403911875"/>Древонский период <text:bookmark-end text:name="__RefHeading___Toc188_1403911875"/></text:h>
      <text:h text:style-name="P22" text:outline-level="3"><text:bookmark-start text:name="__RefHeading___Toc190_1403911875"/>Каменноугольный период <text:bookmark-end text:name="__RefHeading___Toc190_1403911875"/></text:h>
      <text:h text:style-name="P22" text:outline-level="3"><text:bookmark-start text:name="__RefHeading___Toc192_1403911875"/>Пермский период<text:bookmark-end text:name="__RefHeading___Toc192_1403911875"/></text:h>
      <text:h text:style-name="P21" text:outline-level="1"><text:bookmark-start text:name="__RefHeading___Toc171_14039118751"/>Глава <text:span text:style-name="T3">4. Мезозойская эра</text:span><text:bookmark-end text:name="__RefHeading___Toc171_14039118751"/></text:h>
      <text:h text:style-name="P22" text:outline-level="3"><text:bookmark-start text:name="__RefHeading___Toc194_1403911875"/>Триасовый период <text:bookmark-end text:name="__RefHeading___Toc194_1403911875"/></text:h>
      <text:h text:style-name="P22" text:outline-level="3"><text:bookmark-start text:name="__RefHeading___Toc196_1403911875"/>Юрский период <text:bookmark-end text:name="__RefHeading___Toc196_1403911875"/></text:h>
      <text:h text:style-name="P22" text:outline-level="3"><text:bookmark-start text:name="__RefHeading___Toc198_1403911875"/>Меловой период<text:bookmark-end text:name="__RefHeading___Toc198_1403911875"/></text:h>
      <text:h text:style-name="P21" text:outline-level="1"><text:bookmark-start text:name="__RefHeading___Toc171_140391187511"/>Глава <text:span text:style-name="T3">4. Кайнозойская эра</text:span><text:bookmark-end text:name="__RefHeading___Toc171_140391187511"/></text:h>
      <text:h text:style-name="P22" text:outline-level="3"><text:bookmark-start text:name="__RefHeading___Toc200_1403911875"/>Палеоген <text:bookmark-end text:name="__RefHeading___Toc200_1403911875"/></text:h>
      <text:h text:style-name="P22" text:outline-level="3"><text:bookmark-start text:name="__RefHeading___Toc204_1403911875"/>Неоген <text:bookmark-end text:name="__RefHeading___Toc204_1403911875"/></text:h>
      <text:h text:style-name="P22" text:outline-level="3"><text:bookmark-start text:name="__RefHeading___Toc202_1403911875"/>Четветичный период <text:bookmark-end text:name="__RefHeading___Toc202_1403911875"/></text:h>
      <text:p text:style-name="P10">(Задание №4)</text:p>
      <table:table table:name="Table1" table:style-name="Table1">
        <table:table-column table:style-name="Table1.A" table:number-columns-repeated="3"/>
        <table:table-column table:style-name="Table1.D"/>
        <table:table-column table:style-name="Table1.A"/>
        <table:table-column table:style-name="Table1.F"/>
        <table:table-row>
          <table:table-cell table:style-name="Table1.A1" office:value-type="string">
            <text:p text:style-name="P6">Числа</text:p>
          </table:table-cell>
          <table:table-cell table:style-name="Table1.A1" office:value-type="string">
            <text:p text:style-name="P8">**********</text:p>
          </table:table-cell>
          <table:table-cell table:style-name="Table1.A1" office:value-type="string">
            <text:p text:style-name="P8">**********</text:p>
          </table:table-cell>
          <table:table-cell table:style-name="Table1.A1" office:value-type="string">
            <text:p text:style-name="P8">***********</text:p>
          </table:table-cell>
          <table:table-cell table:style-name="Table1.A1" office:value-type="string">
            <text:p text:style-name="P8">********</text:p>
          </table:table-cell>
          <table:table-cell table:style-name="Table1.F1" office:value-type="string">
            <text:p text:style-name="P12">Формулы</text:p>
          </table:table-cell>
        </table:table-row>
        <table:table-row>
          <table:table-cell table:style-name="Table1.A2" office:value-type="string">
            <text:p text:style-name="P4">Ряд чисел <text:span text:style-name="T3">1</text:span></text:p>
          </table:table-cell>
          <table:table-cell table:style-name="Table1.B2" office:value-type="string">
            <text:p text:style-name="P13">1</text:p>
          </table:table-cell>
          <table:table-cell table:style-name="Table1.B2" office:value-type="string">
            <text:p text:style-name="P13">1</text:p>
          </table:table-cell>
          <table:table-cell table:style-name="Table1.B2" office:value-type="string">
            <text:p text:style-name="P13">1</text:p>
          </table:table-cell>
          <table:table-cell table:style-name="Table1.E2" office:value-type="string">
            <text:p text:style-name="P13">10</text:p>
          </table:table-cell>
          <table:table-cell table:style-name="Table1.F2" table:formula="ooow:sum(&lt;B2&gt;+&lt;C2&gt;+&lt;D2&gt;+&lt;E2&gt;)" office:value-type="float" office:value="13">
            <text:p text:style-name="P7">13</text:p>
          </table:table-cell>
        </table:table-row>
        <table:table-row>
          <table:table-cell table:style-name="Table1.A2" office:value-type="string">
            <text:p text:style-name="P4">Ряд чисел <text:span text:style-name="T3">2 </text:span></text:p>
          </table:table-cell>
          <table:table-cell table:style-name="Table1.B3" office:value-type="string">
            <text:p text:style-name="P13">10</text:p>
          </table:table-cell>
          <table:table-cell table:style-name="Table1.B3" office:value-type="string">
            <text:p text:style-name="P13">2</text:p>
          </table:table-cell>
          <table:table-cell table:style-name="Table1.B3" office:value-type="string">
            <text:p text:style-name="P13">3</text:p>
          </table:table-cell>
          <table:table-cell table:style-name="Table1.E3" office:value-type="string">
            <text:p text:style-name="P13">4</text:p>
          </table:table-cell>
          <table:table-cell table:style-name="Table1.F3" table:formula="ooow:(&lt;B3&gt;-&lt;C3&gt;-&lt;D3&gt;-&lt;E3&gt;)" office:value-type="float" office:value="1">
            <text:p text:style-name="P7">1</text:p>
          </table:table-cell>
        </table:table-row>
        <table:table-row>
          <table:table-cell table:style-name="Table1.A2" office:value-type="string">
            <text:p text:style-name="P4">Ряд чисел <text:span text:style-name="T3">3</text:span></text:p>
          </table:table-cell>
          <table:table-cell table:style-name="Table1.B3" office:value-type="string">
            <text:p text:style-name="P13">5</text:p>
          </table:table-cell>
          <table:table-cell table:style-name="Table1.B3" office:value-type="string">
            <text:p text:style-name="P13">6</text:p>
          </table:table-cell>
          <table:table-cell table:style-name="Table1.B3" office:value-type="string">
            <text:p text:style-name="P13">7</text:p>
          </table:table-cell>
          <table:table-cell table:style-name="Table1.E3" office:value-type="string">
            <text:p text:style-name="P13">8</text:p>
          </table:table-cell>
          <table:table-cell table:style-name="Table1.F4" table:formula="ooow:&lt;B4&gt;*&lt;C4&gt;*&lt;D4&gt;*&lt;E4&gt;" office:value-type="float" office:value="1680">
            <text:p text:style-name="P7">1680</text:p>
          </table:table-cell>
        </table:table-row>
        <table:table-row>
          <table:table-cell table:style-name="Table1.A2" office:value-type="string">
            <text:p text:style-name="P5">Ряд чисел <text:span text:style-name="T3">4</text:span></text:p>
          </table:table-cell>
          <table:table-cell table:style-name="Table1.B3" office:value-type="string">
            <text:p text:style-name="P13">9</text:p>
          </table:table-cell>
          <table:table-cell table:style-name="Table1.B3" office:value-type="string">
            <text:p text:style-name="P13">10</text:p>
          </table:table-cell>
          <table:table-cell table:style-name="Table1.B3" office:value-type="string">
            <text:p text:style-name="P13">11</text:p>
          </table:table-cell>
          <table:table-cell table:style-name="Table1.E3" office:value-type="string">
            <text:p text:style-name="P13">12</text:p>
          </table:table-cell>
          <table:table-cell table:style-name="Table1.F5" table:formula="ooow:&lt;B5&gt;/&lt;C5&gt;/&lt;D5&gt;/&lt;E5&gt;" office:value-type="float" office:value="0.00681818181818182">
            <text:p text:style-name="P7">0,01</text:p>
          </table:table-cell>
        </table:table-row>
        <table:table-row>
          <table:table-cell table:style-name="Table1.A2" office:value-type="string">
            <text:p text:style-name="P14">Ряд чисел <text:span text:style-name="T3">5</text:span></text:p>
          </table:table-cell>
          <table:table-cell table:style-name="Table1.B3" office:value-type="string">
            <text:p text:style-name="P13">13</text:p>
          </table:table-cell>
          <table:table-cell table:style-name="Table1.B3" office:value-type="string">
            <text:p text:style-name="P13">14</text:p>
          </table:table-cell>
          <table:table-cell table:style-name="Table1.B3" office:value-type="string">
            <text:p text:style-name="P13">15</text:p>
          </table:table-cell>
          <table:table-cell table:style-name="Table1.E3" office:value-type="string">
            <text:p text:style-name="P13">16</text:p>
          </table:table-cell>
          <table:table-cell table:style-name="Table1.F6" table:formula="ooow:((sqrt &lt;B6&gt;)*(sqrt &lt;C6&gt;)*(sqrt &lt;D6&gt;)*(sqrt&lt;E6&gt;))" office:value-type="float" office:value="208.99760764181">
            <text:p text:style-name="P11">209</text:p>
          </table:table-cell>
        </table:table-row>
      </table:table>
      <text:p text:style-name="P15">Формулы:</text:p>
      <text:p text:style-name="P16">1) <text:s/>Сложение</text:p>
      <text:p text:style-name="P16">2) Разность</text:p>
      <text:p text:style-name="P16">3) Произведение</text:p>
      <text:p text:style-name="P16">4) Частное</text:p>
      <text:p text:style-name="P16">5) Произведение квадратных корней каждого числа</text:p>
      <text:p text:style-name="P17">(Задание №5)</text:p>
      <text:p text:style-name="P18"><draw:custom-shape text:anchor-type="paragraph" draw:z-index="1" draw:name="Shape 1" draw:style-name="gr9" draw:text-style-name="P27" svg:width="4.901cm" svg:height="0.96cm" svg:x="4.778cm" svg:y="0.29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 draw:name="Vertical line 1" draw:style-name="gr3" draw:text-style-name="P26" svg:x1="7.121cm" svg:y1="1.256cm" svg:x2="7.121cm" svg:y2="2.535cm"><text:p/></draw:line><draw:frame text:anchor-type="paragraph" draw:z-index="3" draw:name="Text Frame 1" draw:style-name="gr14" draw:text-style-name="P29" svg:width="2.535cm" svg:height="1.347cm" svg:x="6.242cm" svg:y="0.385cm"><draw:text-box><text:p><text:span text:style-name="T4">Начало</text:span></text:p></draw:text-box></draw:frame><draw:custom-shape text:anchor-type="paragraph" draw:z-index="4" draw:name="Shape 2" draw:style-name="gr13" draw:text-style-name="P28" svg:width="5.167cm" svg:height="1.699cm" svg:x="4.766cm" svg:y="2.522cm"><text:p/><draw:enhanced-geometry svg:viewBox="0 0 21600 21600" draw:type="rectangle" draw:enhanced-path="M 0 0 L 21600 0 21600 21600 0 21600 0 0 Z N"/></draw:custom-shape><draw:frame text:anchor-type="paragraph" draw:z-index="5" draw:name="Text Frame 2" draw:style-name="gr12" draw:text-style-name="P29" svg:width="1.456cm" svg:height="0.759cm" svg:x="6.445cm" svg:y="2.988cm"><draw:text-box><text:p><text:span text:style-name="T4"><text:s/></text:span><text:span text:style-name="T4">I := 2</text:span></text:p></draw:text-box></draw:frame><draw:custom-shape text:anchor-type="paragraph" draw:z-index="6" draw:name="Shape 3" draw:style-name="gr11" draw:text-style-name="P28" svg:width="5.825cm" svg:height="2.276cm" svg:x="4.251cm" svg:y="5.389cm"><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7" draw:name="Line 1" draw:style-name="gr3" draw:text-style-name="P26" svg:x1="7.186cm" svg:y1="4.221cm" svg:x2="7.186cm" svg:y2="5.389cm"><text:p/></draw:line><draw:frame text:anchor-type="paragraph" draw:z-index="8" draw:name="Text Frame 3" draw:style-name="gr7" draw:text-style-name="P25" svg:width="1.207cm" svg:height="0.833cm" svg:x="6.615cm" svg:y="6.144cm"><draw:text-box><text:p><text:span text:style-name="T4">i &lt; n</text:span><text:span text:style-name="T5"> </text:span></text:p></draw:text-box></draw:frame><draw:line text:anchor-type="paragraph" draw:z-index="9" draw:name="Line 2" draw:style-name="gr3" draw:text-style-name="P26" svg:x1="10.075cm" svg:y1="6.524cm" svg:x2="14.409cm" svg:y2="6.512cm"><text:p/></draw:line><draw:line text:anchor-type="paragraph" draw:z-index="10" draw:name="Vertical line 2" draw:style-name="gr3" draw:text-style-name="P26" svg:x1="7.213cm" svg:y1="7.664cm" svg:x2="7.213cm" svg:y2="9.153cm"><text:p/></draw:line><draw:custom-shape text:anchor-type="paragraph" draw:z-index="11" draw:name="Shape 4" draw:style-name="gr10" draw:text-style-name="P28" svg:width="6.398cm" svg:height="2.276cm" svg:x="3.997cm" svg:y="9.058cm"><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12" draw:name="Text Frame 4" draw:style-name="gr1" draw:text-style-name="P25" svg:width="4.746cm" svg:height="0.967cm" svg:x="5.558cm" svg:y="9.906cm"><draw:text-box><text:p><text:span text:style-name="T4">j&gt;=1и arr[j]&gt;arr[i]</text:span></text:p></draw:text-box></draw:frame><draw:line text:anchor-type="paragraph" draw:z-index="13" draw:name="Horizontal line 1" draw:style-name="gr5" draw:text-style-name="P26" svg:x1="10.395cm" svg:y1="10.16cm" svg:x2="14.956cm" svg:y2="10.16cm"><text:p/></draw:line><draw:line text:anchor-type="paragraph" draw:z-index="14" draw:name="Line 3" draw:style-name="gr3" draw:text-style-name="P26" svg:x1="14.956cm" svg:y1="10.16cm" svg:x2="14.974cm" svg:y2="12.047cm"><text:p/></draw:line><draw:custom-shape text:anchor-type="paragraph" draw:z-index="15" draw:name="Shape 5" draw:style-name="gr6" draw:text-style-name="P28" svg:width="5.167cm" svg:height="1.699cm" svg:x="12.51cm" svg:y="12.049cm"><text:p/><draw:enhanced-geometry svg:viewBox="0 0 21600 21600" draw:type="rectangle" draw:enhanced-path="M 0 0 L 21600 0 21600 21600 0 21600 0 0 Z N"/></draw:custom-shape><draw:custom-shape text:anchor-type="paragraph" draw:z-index="16" draw:name="Shape 6" draw:style-name="gr9" draw:text-style-name="P27" svg:width="4.901cm" svg:height="0.96cm" svg:x="12.016cm" svg:y="7.678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7" draw:name="Line 4" draw:style-name="gr3" draw:text-style-name="P26" svg:x1="14.409cm" svg:y1="6.512cm" svg:x2="14.409cm" svg:y2="7.666cm"><text:p/></draw:line><draw:frame text:anchor-type="paragraph" draw:z-index="18" draw:name="Text Frame 5" draw:style-name="gr8" draw:text-style-name="P29" svg:width="1.932cm" svg:height="0.869cm" svg:x="13.536cm" svg:y="7.77cm"><draw:text-box><text:p><text:span text:style-name="T4"><text:s/></text:span><text:span text:style-name="T4">Конец</text:span></text:p></draw:text-box></draw:frame><draw:frame text:anchor-type="paragraph" draw:z-index="19" draw:name="Text Frame 6" draw:style-name="gr7" draw:text-style-name="P25" svg:width="1.207cm" svg:height="0.833cm" svg:x="11.269cm" svg:y="9.617cm"><draw:text-box><text:p><text:span text:style-name="T4">Нет</text:span></text:p></draw:text-box></draw:frame><draw:frame text:anchor-type="paragraph" draw:z-index="20" draw:name="Text Frame 7" draw:style-name="gr7" draw:text-style-name="P25" svg:width="1.207cm" svg:height="0.833cm" svg:x="11.359cm" svg:y="5.853cm"><draw:text-box><text:p><text:span text:style-name="T4">Нет</text:span></text:p></draw:text-box></draw:frame><draw:frame text:anchor-type="paragraph" draw:z-index="21" draw:name="Text Frame 8" draw:style-name="gr7" draw:text-style-name="P25" svg:width="1.207cm" svg:height="0.833cm" svg:x="6.503cm" svg:y="7.664cm"><draw:text-box><text:p><text:span text:style-name="T4">Да</text:span></text:p></draw:text-box></draw:frame><draw:frame text:anchor-type="paragraph" draw:z-index="22" draw:name="Text Frame 9" draw:style-name="gr7" draw:text-style-name="P25" svg:width="1.207cm" svg:height="0.833cm" svg:x="6.429cm" svg:y="11.333cm"><draw:text-box><text:p><text:span text:style-name="T4">Да</text:span></text:p></draw:text-box></draw:frame><draw:line text:anchor-type="paragraph" draw:z-index="23" draw:name="Horizontal line 2" draw:style-name="gr3" draw:text-style-name="P26" svg:x1="7.177cm" svg:y1="11.333cm" svg:x2="7.177cm" svg:y2="12.566cm"><text:p/></draw:line><draw:custom-shape text:anchor-type="paragraph" draw:z-index="24" draw:name="Shape 7" draw:style-name="gr6" draw:text-style-name="P28" svg:width="5.167cm" svg:height="1.699cm" svg:x="4.801cm" svg:y="12.559cm"><text:p/><draw:enhanced-geometry svg:viewBox="0 0 21600 21600" draw:type="rectangle" draw:enhanced-path="M 0 0 L 21600 0 21600 21600 0 21600 0 0 Z N"/></draw:custom-shape><draw:custom-shape text:anchor-type="paragraph" draw:z-index="25" draw:name="Shape 8" draw:style-name="gr6" draw:text-style-name="P28" svg:width="5.167cm" svg:height="1.699cm" svg:x="12.564cm" svg:y="15.087cm"><text:p/><draw:enhanced-geometry svg:viewBox="0 0 21600 21600" draw:type="rectangle" draw:enhanced-path="M 0 0 L 21600 0 21600 21600 0 21600 0 0 Z N"/></draw:custom-shape><draw:custom-shape text:anchor-type="paragraph" draw:z-index="26" draw:name="Shape 9" draw:style-name="gr6" draw:text-style-name="P28" svg:width="5.167cm" svg:height="1.699cm" svg:x="4.8cm" svg:y="15.233cm"><text:p/><draw:enhanced-geometry svg:viewBox="0 0 21600 21600" draw:type="rectangle" draw:enhanced-path="M 0 0 L 21600 0 21600 21600 0 21600 0 0 Z N"/></draw:custom-shape><draw:line text:anchor-type="paragraph" draw:z-index="27" draw:name="Horizontal line 3" draw:style-name="gr3" draw:text-style-name="P26" svg:x1="15.139cm" svg:y1="13.748cm" svg:x2="15.139cm" svg:y2="15.087cm"><text:p/></draw:line><draw:line text:anchor-type="paragraph" draw:z-index="28" draw:name="Horizontal line 4" draw:style-name="gr3" draw:text-style-name="P26" svg:x1="15.139cm" svg:y1="13.748cm" svg:x2="15.139cm" svg:y2="15.087cm"><text:p/></draw:line><draw:line text:anchor-type="paragraph" draw:z-index="29" draw:name="Horizontal line 5" draw:style-name="gr3" draw:text-style-name="P26" svg:x1="7.213cm" svg:y1="14.258cm" svg:x2="7.213cm" svg:y2="15.233cm"><text:p/></draw:line><draw:line text:anchor-type="paragraph" draw:z-index="30" draw:name="Vertical line 3" draw:style-name="gr5" draw:text-style-name="P26" svg:x1="7.213cm" svg:y1="16.932cm" svg:x2="7.213cm" svg:y2="17.495cm"><text:p/></draw:line><draw:line text:anchor-type="paragraph" draw:z-index="31" draw:name="Horizontal line 6" draw:style-name="gr5" draw:text-style-name="P26" svg:x1="3.468cm" svg:y1="17.501cm" svg:x2="7.213cm" svg:y2="17.494cm"><text:p/></draw:line><draw:line text:anchor-type="paragraph" draw:z-index="32" draw:name="Horizontal line 7" draw:style-name="gr5" draw:text-style-name="P26" svg:x1="3.468cm" svg:y1="8.64cm" svg:x2="3.468cm" svg:y2="17.502cm"><text:p/></draw:line><draw:line text:anchor-type="paragraph" draw:z-index="33" draw:name="Horizontal line 8" draw:style-name="gr3" draw:text-style-name="P26" svg:x1="3.468cm" svg:y1="8.64cm" svg:x2="7.213cm" svg:y2="8.64cm"><text:p/></draw:line><draw:line text:anchor-type="paragraph" draw:z-index="34" draw:name="Line 5" draw:style-name="gr3" draw:text-style-name="P26" svg:x1="15.15cm" svg:y1="16.785cm" svg:x2="15.15cm" svg:y2="17.937cm"><text:p/></draw:line><draw:custom-shape text:anchor-type="paragraph" draw:z-index="35" draw:name="Shape 10" draw:style-name="gr4" draw:text-style-name="P27" svg:width="1.126cm" svg:height="1.126cm" svg:x="14.6cm" svg:y="17.9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 11" draw:style-name="gr4" draw:text-style-name="P27" svg:width="1.126cm" svg:height="1.126cm" svg:x="2.701cm" svg:y="4.48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7" draw:name="Horizontal line 9" draw:style-name="gr3" draw:text-style-name="P26" svg:x1="3.826cm" svg:y1="5.017cm" svg:x2="7.186cm" svg:y2="5.015cm"><text:p/></draw:line><draw:frame text:anchor-type="paragraph" draw:z-index="38" draw:name="Text Frame 10" draw:style-name="gr2" draw:text-style-name="P25" svg:width="1.627cm" svg:height="0.943cm" svg:x="3.05cm" svg:y="4.669cm"><draw:text-box><text:p><text:span text:style-name="T4">B</text:span></text:p></draw:text-box></draw:frame><draw:frame text:anchor-type="paragraph" draw:z-index="39" draw:name="Text Frame 11" draw:style-name="gr2" draw:text-style-name="P25" svg:width="1.627cm" svg:height="0.943cm" svg:x="14.875cm" svg:y="18.119cm"><draw:text-box><text:p><text:span text:style-name="T4">B</text:span></text:p></draw:text-box></draw:frame><draw:frame text:anchor-type="paragraph" draw:z-index="40" draw:name="Text Frame 12" draw:style-name="gr1" draw:text-style-name="P25" svg:width="4.746cm" svg:height="0.967cm" svg:x="5.223cm" svg:y="13.03cm"><draw:text-box><text:p><text:span text:style-name="T4">arr[j+1] := arr[i]</text:span></text:p></draw:text-box></draw:frame><draw:frame text:anchor-type="paragraph" draw:z-index="41" draw:name="Text Frame 13" draw:style-name="gr1" draw:text-style-name="P25" svg:width="4.746cm" svg:height="0.967cm" svg:x="6.257cm" svg:y="15.681cm"><draw:text-box><text:p><text:span text:style-name="T4">j := j -1</text:span></text:p></draw:text-box></draw:frame><draw:frame text:anchor-type="paragraph" draw:z-index="42" draw:name="Text Frame 14" draw:style-name="gr1" draw:text-style-name="P25" svg:width="4.746cm" svg:height="0.967cm" svg:x="12.931cm" svg:y="12.404cm"><draw:text-box><text:p><text:span text:style-name="T4">arr[j + 1] := arr[i - 1]</text:span></text:p></draw:text-box></draw:frame><draw:frame text:anchor-type="paragraph" draw:z-index="43" draw:name="Text Frame 15" draw:style-name="gr1" draw:text-style-name="P25" svg:width="4.746cm" svg:height="0.967cm" svg:x="14.254cm" svg:y="15.505cm"><draw:text-box><text:p><text:span text:style-name="T4">i := i + 1</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Brush Script MT" svg:font-family="'Brush Script M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svg:font-family="'Noto Sans'" style:font-family-generic="swiss"/>
    <style:font-face style:name="PingFang SC" svg:font-family="'PingFang SC'" style:font-family-generic="system" style:font-pitch="variable"/>
    <style:font-face style:name="Tahoma" svg:font-family="Tahoma" style:font-family-generic="system" style:font-pitch="variable"/>
    <style:font-face style:name="inherit" svg:font-family="inherit"/>
  </office:font-face-decls>
  <office:styles>
    <draw:fill-image draw:name="Bitmap_20_1" draw:display-name="Bitmap 1" xlink:href="Pictures/100000000000064000000640C23B33A5F0F03AE4.png" xlink:type="simple" xlink:show="embed" xlink:actuate="onLoad"/>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Noto Sans" fo:font-size="10pt" fo:language="ru" fo:country="RU" style:letter-kerning="true" style:font-name-asian="Tahoma"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oto Sans" fo:font-size="10pt" fo:language="ru" fo:country="RU" style:letter-kerning="true" style:font-name-asian="Tahoma" style:font-size-asian="12pt" style:language-asian="zh" style:country-asian="CN" style:font-name-complex="Tahoma"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20%" fo:text-align="justify" style:justify-single-word="false"/>
    </style:style>
    <style:style style:name="Sender" style:family="paragraph" style:parent-style-name="Standard" style:class="extra">
      <style:paragraph-properties fo:margin-top="0cm" fo:margin-bottom="1cm" style:contextual-spacing="false">
        <style:tab-stops>
          <style:tab-stop style:position="13.847cm" style:type="right"/>
        </style:tab-stops>
      </style:paragraph-properties>
      <style:text-properties fo:font-size="10pt" officeooo:rsid="000c5d28"/>
    </style:style>
    <style:style style:name="Addressee" style:family="paragraph" style:parent-style-name="Standard" style:class="extra">
      <style:paragraph-properties fo:margin-top="0cm" fo:margin-bottom="1cm" style:contextual-spacing="false"/>
      <style:text-properties fo:font-size="10pt" officeooo:rsid="000e487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ST-221" style:family="paragraph" style:parent-style-name="Text_20_body">
      <style:paragraph-properties fo:text-align="center" style:justify-single-word="false"/>
      <style:text-properties style:font-name="Brush Script MT" fo:font-family="'Brush Script MT'" style:font-pitch="variable" fo:font-size="14pt" fo:background-color="#ffff00" style:font-size-asian="14pt"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Placeholder" style:family="text">
      <style:text-properties fo:font-variant="small-caps" fo:color="#008080" loext:opacity="100%" style:text-underline-style="dotte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Footer"/>
      </style:footer>
    </style:master-page>
    <style:master-page style:name="First_20_Page" style:display-name="First Page" style:page-layout-name="Mpm1" draw:style-name="Mdp1" style:next-style-name="Endnote">
      <style:footer>
        <text:p text:style-name="Footer"/>
      </style:footer>
    </style:master-page>
    <style:master-page style:name="Endnote" style:page-layout-name="Mpm2" draw:style-name="Mdp1">
      <style:footer>
        <text:p text:style-name="Footer"><text:page-number text:select-page="current" text:page-adjust="-1">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9T23:58:25.689921518</meta:creation-date>
    <meta:editing-duration>PT46M41S</meta:editing-duration>
    <meta:editing-cycles>5</meta:editing-cycles>
    <meta:generator>LibreOffice/7.4.0.3$MacOSX_X86_64 LibreOffice_project/f85e47c08ddd19c015c0114a68350214f7066f5a</meta:generator>
    <dc:description>Modern business letter with sans-serif font </dc:description>
    <dc:title>Modern business letter sans-serif</dc:title>
    <dc:date>2022-10-04T12:55:53.325426017</dc:date>
    <meta:document-statistic meta:table-count="1" meta:image-count="0" meta:object-count="0" meta:page-count="6" meta:paragraph-count="90" meta:word-count="301" meta:character-count="1802" meta:non-whitespace-character-count="1571"/>
  </office:meta>
</office:document-meta>
</file>